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Heading_20_1">
      <style:paragraph-properties fo:break-before="page"/>
    </style:style>
    <text:list-style style:name="L1">
      <text:list-level-style-number text:level="1" text:style-name="Numbering_20_Symbols" style:num-prefix=" Section " style:num-suffix=" 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Section " style:num-suffix=" 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3">&lt;^&gt; TRIFORCE &lt;^&gt;</text:p>
      <text:p text:style-name="P1"/>
      <text:p text:style-name="P1">Brandon Hinesley</text:p>
      <text:p text:style-name="P5"/>
      <text:h text:style-name="P6" text:outline-level="1">Section 1: Requirements workflow</text:h>
      <text:h text:style-name="Heading_20_2" text:outline-level="2">1.1 Requirements workflow</text:h>
      <text:h text:style-name="Heading_20_3" text:outline-level="3">1.1.1 Initial understanding of the project</text:h>
      <text:h text:style-name="Heading_20_3" text:outline-level="3">1.1.2 Initial business model</text:h>
      <text:h text:style-name="Heading_20_3" text:outline-level="3">1.1.3 Initial requirements</text:h>
      <text:h text:style-name="Heading_20_3" text:outline-level="3">1.1.4 Detailed requirements</text:h>
      <text:h text:style-name="Heading_20_3" text:outline-level="3">1.1.5 Iterated use-case diagrams and updated descriptions</text:h>
      <text:h text:style-name="Heading_20_2" text:outline-level="2">1.2 Walkthrough</text:h>
      <text:h text:style-name="Heading_20_2" text:outline-level="2">1.3 Revised Requirements after walkthroug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6M51S</meta:editing-duration>
    <meta:editing-cycles>6</meta:editing-cycles>
    <meta:generator>OpenOffice.org/3.3$Win32 OpenOffice.org_project/330m20$Build-9567</meta:generator>
    <dc:date>2012-05-06T15:09:33.78</dc:date>
    <meta:document-statistic meta:table-count="0" meta:image-count="0" meta:object-count="0" meta:page-count="3" meta:paragraph-count="11" meta:word-count="42" meta:character-count="326"/>
    <meta:user-defined meta:name="Info 1"/>
    <meta:user-defined meta:name="Info 2"/>
    <meta:user-defined meta:name="Info 3"/>
    <meta:user-defined meta:name="Info 4"/>
  </office:meta>
</office:document-meta>
</file>